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9900ff" officeooo:rsid="0004b3ce" officeooo:paragraph-rsid="0004b3ce"/>
    </style:style>
    <style:style style:name="P4" style:family="paragraph" style:parent-style-name="Standard">
      <style:text-properties fo:color="#ff3333" officeooo:rsid="0004b3ce" officeooo:paragraph-rsid="0004b3ce"/>
    </style:style>
    <style:style style:name="P5" style:family="paragraph" style:parent-style-name="Standard">
      <style:text-properties fo:color="#ff3333" officeooo:rsid="0006a67d" officeooo:paragraph-rsid="0006a67d"/>
    </style:style>
    <style:style style:name="P6" style:family="paragraph" style:parent-style-name="Standard">
      <style:text-properties officeooo:rsid="00089123" officeooo:paragraph-rsid="0004b3ce"/>
    </style:style>
    <style:style style:name="P7" style:family="paragraph" style:parent-style-name="Standard">
      <style:text-properties fo:color="#000000" officeooo:rsid="000bb8b2" officeooo:paragraph-rsid="000bb8b2"/>
    </style:style>
    <style:style style:name="P8" style:family="paragraph" style:parent-style-name="Standard">
      <style:text-properties fo:color="#000000" officeooo:rsid="00158481" officeooo:paragraph-rsid="00158481"/>
    </style:style>
    <style:style style:name="P9" style:family="paragraph" style:parent-style-name="Standard">
      <style:text-properties officeooo:rsid="00185cb3" officeooo:paragraph-rsid="00185cb3"/>
    </style:style>
    <style:style style:name="P10" style:family="paragraph" style:parent-style-name="Standard" style:list-style-name="L1">
      <style:text-properties fo:color="#000000" officeooo:rsid="000bb8b2" officeooo:paragraph-rsid="000bb8b2"/>
    </style:style>
    <style:style style:name="P11" style:family="paragraph" style:parent-style-name="Standard" style:list-style-name="L1">
      <style:text-properties fo:color="#000000" officeooo:rsid="000bb8b2" officeooo:paragraph-rsid="000cd90f"/>
    </style:style>
    <style:style style:name="P12" style:family="paragraph" style:parent-style-name="Standard" style:list-style-name="L1">
      <style:text-properties fo:color="#000000" officeooo:rsid="000cd90f" officeooo:paragraph-rsid="000cd90f"/>
    </style:style>
    <style:style style:name="P13" style:family="paragraph" style:parent-style-name="Standard" style:list-style-name="L1">
      <style:text-properties fo:color="#000000" officeooo:rsid="000e76a2" officeooo:paragraph-rsid="000e76a2"/>
    </style:style>
    <style:style style:name="P14" style:family="paragraph" style:parent-style-name="Standard" style:list-style-name="L1">
      <style:text-properties fo:color="#000000" officeooo:rsid="000f3d75" officeooo:paragraph-rsid="000f3d75"/>
    </style:style>
    <style:style style:name="P15" style:family="paragraph" style:parent-style-name="Standard" style:list-style-name="L1">
      <style:text-properties fo:color="#000000" officeooo:rsid="00112a1f" officeooo:paragraph-rsid="00112a1f"/>
    </style:style>
    <style:style style:name="P16" style:family="paragraph" style:parent-style-name="Standard" style:list-style-name="L1">
      <style:text-properties fo:color="#000000" officeooo:rsid="0012e262" officeooo:paragraph-rsid="0012e262"/>
    </style:style>
    <style:style style:name="P17" style:family="paragraph" style:parent-style-name="Standard" style:list-style-name="L1">
      <style:text-properties fo:color="#000000" officeooo:rsid="00138006" officeooo:paragraph-rsid="00158481"/>
    </style:style>
    <style:style style:name="P18" style:family="paragraph" style:parent-style-name="Standard" style:list-style-name="L1">
      <style:text-properties fo:color="#000000" officeooo:rsid="00158481" officeooo:paragraph-rsid="00158481"/>
    </style:style>
    <style:style style:name="P19" style:family="paragraph" style:parent-style-name="Standard" style:list-style-name="L1">
      <style:text-properties fo:color="#000000" officeooo:rsid="001b7ad0" officeooo:paragraph-rsid="001b7ad0"/>
    </style:style>
    <style:style style:name="P20" style:family="paragraph" style:parent-style-name="Standard">
      <style:text-properties officeooo:rsid="0004b3ce" officeooo:paragraph-rsid="0004b3ce"/>
    </style:style>
    <style:style style:name="P21" style:family="paragraph" style:parent-style-name="Standard">
      <style:text-properties officeooo:rsid="001c3932" officeooo:paragraph-rsid="001c3932"/>
    </style:style>
    <style:style style:name="P22" style:family="paragraph" style:parent-style-name="Standard">
      <style:text-properties fo:color="#ff3333" officeooo:rsid="0004b3ce" officeooo:paragraph-rsid="001c3932"/>
    </style:style>
    <style:style style:name="P23" style:family="paragraph" style:parent-style-name="Standard">
      <style:text-properties fo:color="#ff3333" officeooo:paragraph-rsid="001d3420"/>
    </style:style>
    <style:style style:name="P24" style:family="paragraph" style:parent-style-name="Standard">
      <style:text-properties fo:color="#ff3333" officeooo:rsid="00089123" officeooo:paragraph-rsid="001d3420"/>
    </style:style>
    <style:style style:name="P25" style:family="paragraph" style:parent-style-name="Standard">
      <style:text-properties fo:color="#ff3333" officeooo:paragraph-rsid="001e98f9"/>
    </style:style>
    <style:style style:name="P26" style:family="paragraph" style:parent-style-name="Standard">
      <style:text-properties fo:color="#ff0000" officeooo:paragraph-rsid="001c3932"/>
    </style:style>
    <style:style style:name="P27" style:family="paragraph" style:parent-style-name="Standard">
      <style:text-properties officeooo:paragraph-rsid="001d3420"/>
    </style:style>
    <style:style style:name="P28" style:family="paragraph" style:parent-style-name="Standard">
      <style:text-properties officeooo:rsid="00089123" officeooo:paragraph-rsid="001d3420"/>
    </style:style>
    <style:style style:name="P29" style:family="paragraph" style:parent-style-name="Standard">
      <style:paragraph-properties fo:background-color="transparent">
        <style:background-image/>
      </style:paragraph-properties>
      <style:text-properties officeooo:rsid="0004b3ce" officeooo:paragraph-rsid="001d3420"/>
    </style:style>
    <style:style style:name="T1" style:family="text">
      <style:text-properties fo:color="#ff3333"/>
    </style:style>
    <style:style style:name="T2" style:family="text">
      <style:text-properties fo:color="#ff3333" fo:background-color="#ffff00" loext:char-shading-value="0"/>
    </style:style>
    <style:style style:name="T3" style:family="text">
      <style:text-properties fo:color="#ff3333" fo:background-color="transparent" loext:char-shading-value="0"/>
    </style:style>
    <style:style style:name="T4" style:family="text">
      <style:text-properties fo:color="#ff3333" officeooo:rsid="001d3420" fo:background-color="transparent" loext:char-shading-value="0"/>
    </style:style>
    <style:style style:name="T5" style:family="text">
      <style:text-properties fo:color="#ff3333" fo:font-style="italic" style:font-style-asian="italic" style:font-style-complex="italic"/>
    </style:style>
    <style:style style:name="T6" style:family="text">
      <style:text-properties officeooo:rsid="000cd90f"/>
    </style:style>
    <style:style style:name="T7" style:family="text">
      <style:text-properties officeooo:rsid="0013f40a"/>
    </style:style>
    <style:style style:name="T8" style:family="text">
      <style:text-properties officeooo:rsid="00158481"/>
    </style:style>
    <style:style style:name="T9" style:family="text">
      <style:text-properties officeooo:rsid="0016e798"/>
    </style:style>
    <style:style style:name="T10" style:family="text">
      <style:text-properties officeooo:rsid="00185cb3"/>
    </style:style>
    <style:style style:name="T11" style:family="text">
      <style:text-properties officeooo:rsid="00194e7c"/>
    </style:style>
    <style:style style:name="T12" style:family="text">
      <style:text-properties officeooo:rsid="00197c43"/>
    </style:style>
    <style:style style:name="T13" style:family="text">
      <style:text-properties officeooo:rsid="001c3932"/>
    </style:style>
    <style:style style:name="T14" style:family="text">
      <style:text-properties officeooo:rsid="00045fcc"/>
    </style:style>
    <style:style style:name="T15" style:family="text">
      <style:text-properties officeooo:rsid="0004b3ce"/>
    </style:style>
    <style:style style:name="T16" style:family="text">
      <style:text-properties fo:font-style="italic" style:font-style-asian="italic" style:font-style-complex="italic"/>
    </style:style>
    <style:style style:name="T17" style:family="text">
      <style:text-properties fo:font-style="italic" officeooo:rsid="0004b3ce" style:font-style-asian="italic" style:font-style-complex="italic"/>
    </style:style>
    <style:style style:name="T18" style:family="text">
      <style:text-properties fo:font-style="italic" officeooo:rsid="001e98f9" style:font-style-asian="italic" style:font-style-complex="italic"/>
    </style:style>
    <style:style style:name="T19" style:family="text">
      <style:text-properties fo:background-color="#ffff00" loext:char-shading-value="0"/>
    </style:style>
    <style:style style:name="T20" style:family="text">
      <style:text-properties fo:background-color="transparent" loext:char-shading-value="0"/>
    </style:style>
    <style:style style:name="T21" style:family="text">
      <style:text-properties officeooo:rsid="001e98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21">we do appreaciate useful comments made by the reviewers.</text:p>
      <text:p text:style-name="P1"/>
      <text:p text:style-name="P1"><text:span text:style-name="T13">Here, </text:span>we submit a revised version of our manuscript "BRAKER1: Unsupervised RNA-Seq-Based Genome Annotation with GeneMark-ET and AUGUSTUS" for your consideration. </text:p>
      <text:p text:style-name="P1"/>
      <text:p text:style-name="P1"><text:span text:style-name="T10">Below, you find</text:span> our point-by-point answers to the reviewers'<text:span text:style-name="T13"> critical comments.</text:span></text:p>
      <text:p text:style-name="P1"/>
      <text:p text:style-name="P9">Sincerely <text:span text:style-name="T11">y</text:span>ours,</text:p>
      <text:p text:style-name="P9"/>
      <text:p text:style-name="P9">Katharina Hoff</text:p>
      <text:p text:style-name="P1"/>
      <text:p text:style-name="P1">Reviewer: 1 </text:p>
      <text:p text:style-name="P1"/>
      <text:p text:style-name="P3">"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4">We absolutely agree with you. We have now included Table 1 in the main manuscript. This <text:span text:style-name="T13">change </text:span>results in <text:span text:style-name="T13">running over the page limit for Application Notes. </text:span>However, we kindly ask the editors to accept this <text:span text:style-name="T13">change.</text:span></text:p>
      <text:p text:style-name="P1"/>
      <text:p text:style-name="P3">"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22">We have changed the Supplementary Tables to address the Reviewer’s next comment. <text:line-break/>Now there is no such case that the accuracy separately reported for AUGUSTUS is identical to the accuracy of BRAKER1.</text:p>
      <text:p text:style-name="P1"/>
      <text:p text:style-name="P3">"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26">In our updated Supplementary Tables 1.1 – 1.3 we have shown accuracy for <text:span text:style-name="T15">1. SNAP, 2. Augustus without RNA-Seq hints (same as </text:span><text:span text:style-name="T17">ab initio</text:span><text:span text:style-name="T15"> AUGUSTUS), 3. GeneMark-ET without RNA-Seq hints (same as GeneMark-ES, self-trained tool not using RNA-Seq information), <text:line-break/>4. Augustus with RNA-Seq hints, 5. GeneMark-ET with RNA-seq hints (there might be some confusion <text:s/>in GeneMark-ET –the RNA-seq data is used only in training, thus we assume that ‘GeneMark-ET with rna-seq hints’ is the same as GeneMark-ET), <text:line-break/>6. MAKER2, and 7. BRAKER1. </text:span></text:p>
      <text:p text:style-name="P1"/>
      <text:p text:style-name="P27"><text:soft-page-break/><text:span text:style-name="T1">Supplementary Table 1.3 shows </text:span><text:span text:style-name="T5">ab initio</text:span><text:span text:style-name="T1"> gene prediction results of SNAP, AUGUSTUS and GeneMark-ES in context with MAKER2. This means, SNAP and AUGUSTUS were trained using intermediate MAKER2 results. </text:span><text:span text:style-name="Default_20_Paragraph_20_Font"><text:span text:style-name="T3">Comparison of these results with Table 1 (main manuscript) demonstrate a clear gain in accuracy when predictions of all the three gene finders are combined and RNA-Seq and repeat masking are added by MAKER2.</text:span></text:span></text:p>
      <text:p text:style-name="P27"/>
      <text:p text:style-name="P23">We have added Supplementary Table 1.4 that shows <text:span text:style-name="T16">ab initio</text:span> gene prediction results of AUGUSTUS trained by experts (parameters are distributed via the AUGUSTUS release) and <text:span text:style-name="T16">ab initio</text:span> prediction results of AUGUSTUS trained fully automatically by BRAKER1. </text:p>
      <text:p text:style-name="P29"><text:span text:style-name="Default_20_Paragraph_20_Font"><text:span text:style-name="T3">In comparison with Table 1 (main manuscript), these results demonstrate a clear gain in accuracy when RNA-Seq information is added by BRAKER1.</text:span></text:span></text:p>
      <text:p text:style-name="P1"/>
      <text:p text:style-name="P1">Reviewer: 2 </text:p>
      <text:p text:style-name="P1"/>
      <text:p text:style-name="P1">Comments to the Author </text:p>
      <text:p text:style-name="P3">“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3">poses a major bottleneck for the analysis of newly sequenced genomes. </text:p>
      <text:p text:style-name="P3"/>
      <text:p text:style-name="P3">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3">"Some hints on which parameters of the genome/RNA-Seq data mainly dominate the runtime would be interesting." </text:p>
      <text:p text:style-name="P6"/>
      <text:p text:style-name="P24"><text:span text:style-name="Default_20_Paragraph_20_Font"><text:span text:style-name="T20">The main factor that dominates runtime is the genome size; the pipeline runtime scales linearly with the genome size. Main modules of BRAKER1 could be run in parallel. The time-consuming alignment of RNA-Seq reads against the genome was not counted to the runtime of BRAKER1; the alignment is an input to BRAKER1. <text:line-break/>It is highly likely that users would have already aligned the RNA-Seq data to genome by means of their favorite short read aligner. </text:span></text:span></text:p>
      <text:p text:style-name="P28"><text:span text:style-name="Default_20_Paragraph_20_Font"><text:span text:style-name="T3">The runtime increases when more alternative splicing is represented within the RNA-Seq alignments by a factor that is roughly the number of predicted alternative transcripts per gene.</text:span></text:span></text:p>
      <text:p text:style-name="P2"/>
      <text:p text:style-name="P3">"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25"><text:span text:style-name="T21">We added an explannatin to Supplementary Materials: “On the fungus </text:span><text:span text:style-name="T18">S. pombe</text:span><text:span text:style-name="T21">, GeneMark-ET is superior to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odate fungal gene organization, therefore, it delivers accuracy that is difficult to exceed even with use of RNA-Seq information in the prediction step. However, in future versions of BRAKER1 with AUGUSTUS adapting such a model we expect to see the same pattern of improving accuracy </text:span><text:soft-page-break/><text:span text:style-name="T21">with respect to pure </text:span><text:span text:style-name="T18">ab initio </text:span><text:span text:style-name="T21">predictions made by GeneMar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29T18:01:04.443168998</dc:date>
    <meta:editing-duration>PT9H53M34S</meta:editing-duration>
    <meta:editing-cycles>22</meta:editing-cycles>
    <meta:generator>LibreOffice/4.2.8.2$Linux_X86_64 LibreOffice_project/420m0$Build-2</meta:generator>
    <meta:document-statistic meta:table-count="0" meta:image-count="0" meta:object-count="0" meta:page-count="3" meta:paragraph-count="27" meta:word-count="1012" meta:character-count="6418" meta:non-whitespace-character-count="5410"/>
  </office:meta>
</office:document-meta>
</file>